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edc" officeooo:paragraph-rsid="00086edc"/>
    </style:style>
    <style:style style:name="P2" style:family="paragraph" style:parent-style-name="Standard">
      <style:text-properties fo:font-weight="bold" officeooo:rsid="00086edc" officeooo:paragraph-rsid="00086edc" style:font-weight-asian="bold" style:font-weight-complex="bold"/>
    </style:style>
    <style:style style:name="P3" style:family="paragraph" style:parent-style-name="Standard">
      <style:text-properties fo:font-weight="normal" officeooo:rsid="00086edc" officeooo:paragraph-rsid="00086edc" style:font-weight-asian="normal" style:font-weight-complex="normal"/>
    </style:style>
    <style:style style:name="P4" style:family="paragraph" style:parent-style-name="Standard">
      <style:text-properties fo:font-weight="normal" officeooo:rsid="0008d232" officeooo:paragraph-rsid="0008d2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otenciometro</text:p>
      <text:p text:style-name="P1"><text:span text:style-name="T1">Tipos de componentes</text:span> </text:p>
      <text:p text:style-name="P1">Componente pasivo de tres terminales o Resistencia variable </text:p>
      <text:p text:style-name="P1"/>
      <text:p text:style-name="P2">Simbología</text:p>
      <text:p text:style-name="P3">Tres patillas </text:p>
      <text:p text:style-name="P4">Componentes del codigo </text:p>
      <text:p text:style-name="P4">int pot=A0</text:p>
      <text:p text:style-name="P4">int valor_pot:</text:p>
      <text:p text:style-name="P4">valor_pot = analogRead(pot);</text:p>
      <text:p text:style-name="P4">valor_pot = map(valor_pot,0,1023,0,180); <text:s/>//mapea y lleva 5 argumento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3:56:46.278000000</meta:creation-date>
    <dc:date>2023-10-16T14:22:05.737000000</dc:date>
    <meta:editing-duration>PT25M2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34" meta:character-count="266" meta:non-whitespace-character-count="237"/>
  </office:meta>
</office:document-meta>
</file>